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62438" calcext:value-type="float">
            <text:p><text:s text:c="3"/>162,438</text:p>
          </table:table-cell>
          <table:table-cell table:style-name="ce35" office:value-type="float" office:value="147434" calcext:value-type="float">
            <text:p><text:s text:c="3"/>147,434</text:p>
          </table:table-cell>
          <table:table-cell table:style-name="ce35" office:value-type="float" office:value="6144" calcext:value-type="float">
            <text:p><text:s text:c="3"/>6,144</text:p>
          </table:table-cell>
          <table:table-cell table:style-name="ce35" office:value-type="float" office:value="4882" calcext:value-type="float">
            <text:p><text:s text:c="3"/>4,882</text:p>
          </table:table-cell>
          <table:table-cell table:style-name="ce35" office:value-type="float" office:value="1262" calcext:value-type="float">
            <text:p><text:s text:c="3"/>1,262</text:p>
          </table:table-cell>
          <table:table-cell table:style-name="ce35" office:value-type="float" office:value="8860" calcext:value-type="float">
            <text:p><text:s text:c="3"/>8,860</text:p>
          </table:table-cell>
          <table:table-cell table:style-name="ce35" office:value-type="float" office:value="5853" calcext:value-type="float">
            <text:p><text:s text:c="3"/>5,853</text:p>
          </table:table-cell>
          <table:table-cell table:style-name="ce35" office:value-type="float" office:value="3007" calcext:value-type="float">
            <text:p><text:s text:c="3"/>3,007</text:p>
          </table:table-cell>
          <table:table-cell table:style-name="ce35" office:value-type="float" office:value="158278" calcext:value-type="float">
            <text:p><text:s text:c="3"/>158,278</text:p>
          </table:table-cell>
          <table:table-cell table:style-name="ce35" office:value-type="float" office:value="143669" calcext:value-type="float">
            <text:p><text:s text:c="3"/>143,669</text:p>
          </table:table-cell>
          <table:table-cell table:style-name="ce35" office:value-type="float" office:value="5984" calcext:value-type="float">
            <text:p><text:s text:c="3"/>5,984</text:p>
          </table:table-cell>
          <table:table-cell table:style-name="ce35" office:value-type="float" office:value="4880" calcext:value-type="float">
            <text:p><text:s text:c="3"/>4,880</text:p>
          </table:table-cell>
          <table:table-cell table:style-name="ce35" office:value-type="float" office:value="1104" calcext:value-type="float">
            <text:p><text:s text:c="3"/>1,104</text:p>
          </table:table-cell>
          <table:table-cell table:style-name="ce35" office:value-type="float" office:value="8625" calcext:value-type="float">
            <text:p><text:s text:c="3"/>8,625</text:p>
          </table:table-cell>
          <table:table-cell table:style-name="ce35" office:value-type="float" office:value="5746" calcext:value-type="float">
            <text:p><text:s text:c="3"/>5,746</text:p>
          </table:table-cell>
          <table:table-cell table:style-name="ce35" office:value-type="float" office:value="2879" calcext:value-type="float">
            <text:p><text:s text:c="3"/>2,879</text:p>
          </table:table-cell>
          <table:table-cell table:style-name="ce35" office:value-type="float" office:value="4160" calcext:value-type="float">
            <text:p><text:s text:c="3"/>4,160</text:p>
          </table:table-cell>
          <table:table-cell table:style-name="ce35" office:value-type="float" office:value="3765" calcext:value-type="float">
            <text:p><text:s text:c="3"/>3,765</text:p>
          </table:table-cell>
          <table:table-cell table:style-name="ce35" office:value-type="float" office:value="160" calcext:value-type="float">
            <text:p><text:s text:c="3"/>16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69" office:value-type="float" office:value="128" calcext:value-type="float">
            <text:p><text:s text:c="3"/>128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0537" calcext:value-type="float">
            <text:p><text:s text:c="3"/>80,537</text:p>
          </table:table-cell>
          <table:table-cell table:style-name="ce36" office:value-type="float" office:value="75521" calcext:value-type="float">
            <text:p><text:s text:c="3"/>75,521</text:p>
          </table:table-cell>
          <table:table-cell table:style-name="ce36" office:value-type="float" office:value="1526" calcext:value-type="float">
            <text:p><text:s text:c="3"/>1,526</text:p>
          </table:table-cell>
          <table:table-cell table:style-name="ce36" office:value-type="float" office:value="950" calcext:value-type="float">
            <text:p><text:s text:c="3"/>950</text:p>
          </table:table-cell>
          <table:table-cell table:style-name="ce36" office:value-type="float" office:value="576" calcext:value-type="float">
            <text:p><text:s text:c="3"/>576</text:p>
          </table:table-cell>
          <table:table-cell table:style-name="ce36" office:value-type="float" office:value="3490" calcext:value-type="float">
            <text:p><text:s text:c="3"/>3,490</text:p>
          </table:table-cell>
          <table:table-cell table:style-name="ce36" office:value-type="float" office:value="1049" calcext:value-type="float">
            <text:p><text:s text:c="3"/>1,049</text:p>
          </table:table-cell>
          <table:table-cell table:style-name="ce36" office:value-type="float" office:value="2441" calcext:value-type="float">
            <text:p><text:s text:c="3"/>2,441</text:p>
          </table:table-cell>
          <table:table-cell table:style-name="ce36" office:value-type="float" office:value="79139" calcext:value-type="float">
            <text:p><text:s text:c="3"/>79,139</text:p>
          </table:table-cell>
          <table:table-cell table:style-name="ce36" office:value-type="float" office:value="74337" calcext:value-type="float">
            <text:p><text:s text:c="3"/>74,337</text:p>
          </table:table-cell>
          <table:table-cell table:style-name="ce36" office:value-type="float" office:value="1458" calcext:value-type="float">
            <text:p><text:s text:c="3"/>1,458</text:p>
          </table:table-cell>
          <table:table-cell table:style-name="ce36" office:value-type="float" office:value="950" calcext:value-type="float">
            <text:p><text:s text:c="3"/>950</text:p>
          </table:table-cell>
          <table:table-cell table:style-name="ce36" office:value-type="float" office:value="508" calcext:value-type="float">
            <text:p><text:s text:c="3"/>508</text:p>
          </table:table-cell>
          <table:table-cell table:style-name="ce36" office:value-type="float" office:value="3344" calcext:value-type="float">
            <text:p><text:s text:c="3"/>3,344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2340" calcext:value-type="float">
            <text:p><text:s text:c="3"/>2,340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1184" calcext:value-type="float">
            <text:p><text:s text:c="3"/>1,184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1901" calcext:value-type="float">
            <text:p><text:s text:c="3"/>81,901</text:p>
          </table:table-cell>
          <table:table-cell table:style-name="ce36" office:value-type="float" office:value="71913" calcext:value-type="float">
            <text:p><text:s text:c="3"/>71,913</text:p>
          </table:table-cell>
          <table:table-cell table:style-name="ce36" office:value-type="float" office:value="4618" calcext:value-type="float">
            <text:p><text:s text:c="3"/>4,618</text:p>
          </table:table-cell>
          <table:table-cell table:style-name="ce36" office:value-type="float" office:value="3932" calcext:value-type="float">
            <text:p><text:s text:c="3"/>3,932</text:p>
          </table:table-cell>
          <table:table-cell table:style-name="ce36" office:value-type="float" office:value="686" calcext:value-type="float">
            <text:p><text:s text:c="3"/>686</text:p>
          </table:table-cell>
          <table:table-cell table:style-name="ce36" office:value-type="float" office:value="5370" calcext:value-type="float">
            <text:p><text:s text:c="3"/>5,370</text:p>
          </table:table-cell>
          <table:table-cell table:style-name="ce36" office:value-type="float" office:value="4804" calcext:value-type="float">
            <text:p><text:s text:c="3"/>4,804</text:p>
          </table:table-cell>
          <table:table-cell table:style-name="ce36" office:value-type="float" office:value="566" calcext:value-type="float">
            <text:p><text:s text:c="3"/>566</text:p>
          </table:table-cell>
          <table:table-cell table:style-name="ce36" office:value-type="float" office:value="79139" calcext:value-type="float">
            <text:p><text:s text:c="3"/>79,139</text:p>
          </table:table-cell>
          <table:table-cell table:style-name="ce36" office:value-type="float" office:value="69332" calcext:value-type="float">
            <text:p><text:s text:c="3"/>69,332</text:p>
          </table:table-cell>
          <table:table-cell table:style-name="ce36" office:value-type="float" office:value="4526" calcext:value-type="float">
            <text:p><text:s text:c="3"/>4,526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5281" calcext:value-type="float">
            <text:p><text:s text:c="3"/>5,281</text:p>
          </table:table-cell>
          <table:table-cell table:style-name="ce36" office:value-type="float" office:value="4742" calcext:value-type="float">
            <text:p><text:s text:c="3"/>4,742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6" office:value-type="float" office:value="2762" calcext:value-type="float">
            <text:p><text:s text:c="3"/>2,762</text:p>
          </table:table-cell>
          <table:table-cell table:style-name="ce36" office:value-type="float" office:value="2581" calcext:value-type="float">
            <text:p><text:s text:c="3"/>2,581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543" calcext:value-type="float">
            <text:p><text:s text:c="3"/>54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560" calcext:value-type="float">
            <text:p><text:s text:c="3"/>9,560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682" calcext:value-type="float">
            <text:p><text:s text:c="3"/>682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349" calcext:value-type="float">
            <text:p><text:s text:c="3"/>34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style-name="ce38" office:value-type="float" office:value="5986" calcext:value-type="float">
            <text:p><text:s text:c="3"/>5,986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850" calcext:value-type="float">
            <text:p><text:s text:c="3"/>5,850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01" calcext:value-type="float">
            <text:p><text:s text:c="3"/>50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859" calcext:value-type="float">
            <text:p><text:s text:c="3"/>859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668" calcext:value-type="float">
            <text:p><text:s text:c="3"/>668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805" calcext:value-type="float">
            <text:p><text:s text:c="3"/>805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783" calcext:value-type="float">
            <text:p><text:s text:c="3"/>783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857" calcext:value-type="float">
            <text:p><text:s text:c="3"/>857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773" calcext:value-type="float">
            <text:p><text:s text:c="3"/>773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467" calcext:value-type="float">
            <text:p><text:s text:c="3"/>46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595" calcext:value-type="float">
            <text:p><text:s text:c="3"/>595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76.6164542294322" calcext:value-type="float">
            <text:p>76.62</text:p>
          </table:table-cell>
          <table:table-cell table:style-name="ce39" office:value-type="float" office:value="75.3270538984825" calcext:value-type="float">
            <text:p>75.33</text:p>
          </table:table-cell>
          <table:table-cell table:style-name="ce39" office:value-type="float" office:value="195.038167938931" calcext:value-type="float">
            <text:p>195.04</text:p>
          </table:table-cell>
          <table:table-cell table:style-name="ce39" office:value-type="float" office:value="210.576923076923" calcext:value-type="float">
            <text:p>210.58</text:p>
          </table:table-cell>
          <table:table-cell table:style-name="ce39" office:value-type="float" office:value="135.185185185185" calcext:value-type="float">
            <text:p>135.19</text:p>
          </table:table-cell>
          <table:table-cell table:style-name="ce39" office:value-type="float" office:value="47.3756906077348" calcext:value-type="float">
            <text:p>47.38</text:p>
          </table:table-cell>
          <table:table-cell table:style-name="ce39" office:value-type="float" office:value="68.3189655172414" calcext:value-type="float">
            <text:p>68.32</text:p>
          </table:table-cell>
          <table:table-cell table:style-name="ce39" office:value-type="float" office:value="10" calcext:value-type="float">
            <text:p>10.00</text:p>
          </table:table-cell>
          <table:table-cell table:style-name="ce39" office:value-type="float" office:value="76.353617632966" calcext:value-type="float">
            <text:p>76.35</text:p>
          </table:table-cell>
          <table:table-cell table:style-name="ce39" office:value-type="float" office:value="75.4136154054787" calcext:value-type="float">
            <text:p>75.41</text:p>
          </table:table-cell>
          <table:table-cell table:style-name="ce39" office:value-type="float" office:value="191.923076923077" calcext:value-type="float">
            <text:p>191.92</text:p>
          </table:table-cell>
          <table:table-cell table:style-name="ce39" office:value-type="float" office:value="213.592233009709" calcext:value-type="float">
            <text:p>213.59</text:p>
          </table:table-cell>
          <table:table-cell table:style-name="ce39" office:value-type="float" office:value="109.259259259259" calcext:value-type="float">
            <text:p>109.26</text:p>
          </table:table-cell>
          <table:table-cell table:style-name="ce39" office:value-type="float" office:value="43.9775910364146" calcext:value-type="float">
            <text:p>43.98</text:p>
          </table:table-cell>
          <table:table-cell table:style-name="ce39" office:value-type="float" office:value="62.9310344827586" calcext:value-type="float">
            <text:p>62.93</text:p>
          </table:table-cell>
          <table:table-cell table:style-name="ce39" office:value-type="float" office:value="8.8" calcext:value-type="float">
            <text:p>8.80</text:p>
          </table:table-cell>
          <table:table-cell table:style-name="ce39" office:value-type="float" office:value="84.3971631205674" calcext:value-type="float">
            <text:p>84.40</text:p>
          </table:table-cell>
          <table:table-cell table:style-name="ce39" office:value-type="float" office:value="72.962962962963" calcext:value-type="float">
            <text:p>72.96</text:p>
          </table:table-cell>
          <table:table-cell table:style-name="ce39" office:value-type="float" office:value="600" calcext:value-type="float">
            <text:p>600.00</text:p>
          </table:table-cell>
          <table:table-cell table:style-name="ce39" office:value-type="float" office:value="-100" calcext:value-type="float">
            <text:p>–10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290" calcext:value-type="float">
            <text:p>29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40" calcext:value-type="float">
            <text:p>40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76.9826372595026" calcext:value-type="float">
            <text:p>76.98</text:p>
          </table:table-cell>
          <table:table-cell table:style-name="ce40" office:value-type="float" office:value="80.0461656835086" calcext:value-type="float">
            <text:p>80.05</text:p>
          </table:table-cell>
          <table:table-cell table:style-name="ce40" office:value-type="float" office:value="143.835616438356" calcext:value-type="float">
            <text:p>143.84</text:p>
          </table:table-cell>
          <table:table-cell table:style-name="ce40" office:value-type="float" office:value="212.19512195122" calcext:value-type="float">
            <text:p>212.20</text:p>
          </table:table-cell>
          <table:table-cell table:style-name="ce40" office:value-type="float" office:value="56.25" calcext:value-type="float">
            <text:p>56.25</text:p>
          </table:table-cell>
          <table:table-cell table:style-name="ce40" office:value-type="float" office:value="18.9655172413793" calcext:value-type="float">
            <text:p>18.97</text:p>
          </table:table-cell>
          <table:table-cell table:style-name="ce40" office:value-type="float" office:value="57.1428571428571" calcext:value-type="float">
            <text:p>57.14</text:p>
          </table:table-cell>
          <table:table-cell table:style-name="ce40" office:value-type="float" office:value="5.16431924882629" calcext:value-type="float">
            <text:p>5.16</text:p>
          </table:table-cell>
          <table:table-cell table:style-name="ce40" office:value-type="float" office:value="76.353617632966" calcext:value-type="float">
            <text:p>76.35</text:p>
          </table:table-cell>
          <table:table-cell table:style-name="ce40" office:value-type="float" office:value="79.6490309062336" calcext:value-type="float">
            <text:p>79.65</text:p>
          </table:table-cell>
          <table:table-cell table:style-name="ce40" office:value-type="float" office:value="141.095890410959" calcext:value-type="float">
            <text:p>141.10</text:p>
          </table:table-cell>
          <table:table-cell table:style-name="ce40" office:value-type="float" office:value="212.19512195122" calcext:value-type="float">
            <text:p>212.20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float" office:value="15.1943462897527" calcext:value-type="float">
            <text:p>15.19</text:p>
          </table:table-cell>
          <table:table-cell table:style-name="ce40" office:value-type="float" office:value="45.4545454545455" calcext:value-type="float">
            <text:p>45.45</text:p>
          </table:table-cell>
          <table:table-cell table:style-name="ce40" office:value-type="float" office:value="3.88349514563107" calcext:value-type="float">
            <text:p>3.88</text:p>
          </table:table-cell>
          <table:table-cell table:style-name="ce40" office:value-type="float" office:value="106.818181818182" calcext:value-type="float">
            <text:p>106.82</text:p>
          </table:table-cell>
          <table:table-cell table:style-name="ce40" office:value-type="float" office:value="98.7654320987654" calcext:value-type="float">
            <text:p>98.77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171.428571428571" calcext:value-type="float">
            <text:p>171.43</text:p>
          </table:table-cell>
          <table:table-cell table:style-name="ce40" office:value-type="string" calcext:value-type="string">
            <text:p>--</text:p>
          </table:table-cell>
          <table:table-cell table:style-name="ce73" office:value-type="float" office:value="42.8571428571429" calcext:value-type="float">
            <text:p>42.86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76.2591575091575" calcext:value-type="float">
            <text:p>76.26</text:p>
          </table:table-cell>
          <table:table-cell table:style-name="ce41" office:value-type="float" office:value="70.4138851802403" calcext:value-type="float">
            <text:p>70.41</text:p>
          </table:table-cell>
          <table:table-cell table:style-name="ce41" office:value-type="float" office:value="214.814814814815" calcext:value-type="float">
            <text:p>214.81</text:p>
          </table:table-cell>
          <table:table-cell table:style-name="ce41" office:value-type="float" office:value="210.179640718563" calcext:value-type="float">
            <text:p>210.18</text:p>
          </table:table-cell>
          <table:table-cell table:style-name="ce41" office:value-type="float" office:value="250" calcext:value-type="float">
            <text:p>250.00</text:p>
          </table:table-cell>
          <table:table-cell table:style-name="ce41" office:value-type="float" office:value="66.3594470046083" calcext:value-type="float">
            <text:p>66.36</text:p>
          </table:table-cell>
          <table:table-cell table:style-name="ce41" office:value-type="float" office:value="70.5426356589147" calcext:value-type="float">
            <text:p>70.54</text:p>
          </table:table-cell>
          <table:table-cell table:style-name="ce41" office:value-type="float" office:value="31.9148936170213" calcext:value-type="float">
            <text:p>31.91</text:p>
          </table:table-cell>
          <table:table-cell table:style-name="ce41" office:value-type="float" office:value="76.353617632966" calcext:value-type="float">
            <text:p>76.35</text:p>
          </table:table-cell>
          <table:table-cell table:style-name="ce41" office:value-type="float" office:value="70.8661417322835" calcext:value-type="float">
            <text:p>70.87</text:p>
          </table:table-cell>
          <table:table-cell table:style-name="ce41" office:value-type="float" office:value="211.764705882353" calcext:value-type="float">
            <text:p>211.76</text:p>
          </table:table-cell>
          <table:table-cell table:style-name="ce41" office:value-type="float" office:value="213.939393939394" calcext:value-type="float">
            <text:p>213.94</text:p>
          </table:table-cell>
          <table:table-cell table:style-name="ce41" office:value-type="float" office:value="195.454545454545" calcext:value-type="float">
            <text:p>195.45</text:p>
          </table:table-cell>
          <table:table-cell table:style-name="ce41" office:value-type="float" office:value="62.877030162413" calcext:value-type="float">
            <text:p>62.88</text:p>
          </table:table-cell>
          <table:table-cell table:style-name="ce41" office:value-type="float" office:value="66.4082687338501" calcext:value-type="float">
            <text:p>66.41</text:p>
          </table:table-cell>
          <table:table-cell table:style-name="ce41" office:value-type="float" office:value="31.8181818181818" calcext:value-type="float">
            <text:p>31.82</text:p>
          </table:table-cell>
          <table:table-cell table:style-name="ce41" office:value-type="float" office:value="74.2268041237113" calcext:value-type="float">
            <text:p>74.23</text:p>
          </table:table-cell>
          <table:table-cell table:style-name="ce41" office:value-type="float" office:value="61.9047619047619" calcext:value-type="float">
            <text:p>61.90</text:p>
          </table:table-cell>
          <table:table-cell table:style-name="ce41" office:value-type="float" office:value="500" calcext:value-type="float">
            <text:p>50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566.666666666667" calcext:value-type="float">
            <text:p>566.67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33.3333333333333" calcext:value-type="float">
            <text:p>33.33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5.0860119925292" calcext:value-type="float">
            <text:p>–25.09</text:p>
          </table:table-cell>
          <table:table-cell table:style-name="ce42" office:value-type="float" office:value="-27.1036170791406" calcext:value-type="float">
            <text:p>–27.10</text:p>
          </table:table-cell>
          <table:table-cell table:style-name="ce42" office:value-type="float" office:value="-9.80163360560093" calcext:value-type="float">
            <text:p>–9.80</text:p>
          </table:table-cell>
          <table:table-cell table:style-name="ce42" office:value-type="float" office:value="-8.10810810810811" calcext:value-type="float">
            <text:p>–8.11</text:p>
          </table:table-cell>
          <table:table-cell table:style-name="ce42" office:value-type="float" office:value="-17.5324675324675" calcext:value-type="float">
            <text:p>–17.53</text:p>
          </table:table-cell>
          <table:table-cell table:style-name="ce42" office:value-type="float" office:value="-3.35144927536232" calcext:value-type="float">
            <text:p>–3.35</text:p>
          </table:table-cell>
          <table:table-cell table:style-name="ce42" office:value-type="float" office:value="0.256739409499358" calcext:value-type="float">
            <text:p>0.26</text:p>
          </table:table-cell>
          <table:table-cell table:style-name="ce42" office:value-type="float" office:value="-12" calcext:value-type="float">
            <text:p>–12.00</text:p>
          </table:table-cell>
          <table:table-cell table:style-name="ce42" office:value-type="float" office:value="-25.8113283612175" calcext:value-type="float">
            <text:p>–25.81</text:p>
          </table:table-cell>
          <table:table-cell table:style-name="ce42" office:value-type="float" office:value="-27.8301623612119" calcext:value-type="float">
            <text:p>–27.83</text:p>
          </table:table-cell>
          <table:table-cell table:style-name="ce42" office:value-type="float" office:value="-9.85748218527316" calcext:value-type="float">
            <text:p>–9.86</text:p>
          </table:table-cell>
          <table:table-cell table:style-name="ce42" office:value-type="float" office:value="-8.10810810810811" calcext:value-type="float">
            <text:p>–8.11</text:p>
          </table:table-cell>
          <table:table-cell table:style-name="ce42" office:value-type="float" office:value="-18.705035971223" calcext:value-type="float">
            <text:p>–18.71</text:p>
          </table:table-cell>
          <table:table-cell table:style-name="ce42" office:value-type="float" office:value="-4.72659870250232" calcext:value-type="float">
            <text:p>–4.73</text:p>
          </table:table-cell>
          <table:table-cell table:style-name="ce42" office:value-type="float" office:value="-1.30548302872063" calcext:value-type="float">
            <text:p>–1.31</text:p>
          </table:table-cell>
          <table:table-cell table:style-name="ce42" office:value-type="float" office:value="-13.0990415335463" calcext:value-type="float">
            <text:p>–13.10</text:p>
          </table:table-cell>
          <table:table-cell table:style-name="ce42" office:value-type="float" office:value="3.58565737051793" calcext:value-type="float">
            <text:p>3.59</text:p>
          </table:table-cell>
          <table:table-cell table:style-name="ce42" office:value-type="float" office:value="1.08225108225108" calcext:value-type="float">
            <text:p>1.08</text:p>
          </table:table-cell>
          <table:table-cell table:style-name="ce42" office:value-type="float" office:value="-6.66666666666667" calcext:value-type="float">
            <text:p>–6.67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-6.66666666666667" calcext:value-type="float">
            <text:p>–6.67</text:p>
          </table:table-cell>
          <table:table-cell table:style-name="ce42" office:value-type="float" office:value="56" calcext:value-type="float">
            <text:p>56.00</text:p>
          </table:table-cell>
          <table:table-cell table:style-name="ce42" office:value-type="float" office:value="92.3076923076923" calcext:value-type="float">
            <text:p>92.31</text:p>
          </table:table-cell>
          <table:table-cell table:style-name="ce42" office:value-type="float" office:value="16.6666666666667" calcext:value-type="float">
            <text:p>16.6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5.2576298057868" calcext:value-type="float">
            <text:p>–25.26</text:p>
          </table:table-cell>
          <table:table-cell table:style-name="ce43" office:value-type="float" office:value="-25.9884027411703" calcext:value-type="float">
            <text:p>–25.99</text:p>
          </table:table-cell>
          <table:table-cell table:style-name="ce43" office:value-type="float" office:value="-14.0096618357488" calcext:value-type="float">
            <text:p>–14.01</text:p>
          </table:table-cell>
          <table:table-cell table:style-name="ce43" office:value-type="float" office:value="-7.9136690647482" calcext:value-type="float">
            <text:p>–7.91</text:p>
          </table:table-cell>
          <table:table-cell table:style-name="ce43" office:value-type="float" office:value="-26.4705882352941" calcext:value-type="float">
            <text:p>–26.47</text:p>
          </table:table-cell>
          <table:table-cell table:style-name="ce43" office:value-type="float" office:value="-13.75" calcext:value-type="float">
            <text:p>–13.75</text:p>
          </table:table-cell>
          <table:table-cell table:style-name="ce43" office:value-type="float" office:value="-12.3188405797101" calcext:value-type="float">
            <text:p>–12.32</text:p>
          </table:table-cell>
          <table:table-cell table:style-name="ce43" office:value-type="float" office:value="-14.5038167938931" calcext:value-type="float">
            <text:p>–14.50</text:p>
          </table:table-cell>
          <table:table-cell table:style-name="ce43" office:value-type="float" office:value="-25.8113283612175" calcext:value-type="float">
            <text:p>–25.81</text:p>
          </table:table-cell>
          <table:table-cell table:style-name="ce43" office:value-type="float" office:value="-26.5395737388883" calcext:value-type="float">
            <text:p>–26.54</text:p>
          </table:table-cell>
          <table:table-cell table:style-name="ce43" office:value-type="float" office:value="-12.8712871287129" calcext:value-type="float">
            <text:p>–12.87</text:p>
          </table:table-cell>
          <table:table-cell table:style-name="ce43" office:value-type="float" office:value="-7.9136690647482" calcext:value-type="float">
            <text:p>–7.91</text:p>
          </table:table-cell>
          <table:table-cell table:style-name="ce43" office:value-type="float" office:value="-23.8095238095238" calcext:value-type="float">
            <text:p>–23.81</text:p>
          </table:table-cell>
          <table:table-cell table:style-name="ce43" office:value-type="float" office:value="-14.8825065274151" calcext:value-type="float">
            <text:p>–14.88</text:p>
          </table:table-cell>
          <table:table-cell table:style-name="ce43" office:value-type="float" office:value="-14.5038167938931" calcext:value-type="float">
            <text:p>–14.50</text:p>
          </table:table-cell>
          <table:table-cell table:style-name="ce43" office:value-type="float" office:value="-15.0793650793651" calcext:value-type="float">
            <text:p>–15.08</text:p>
          </table:table-cell>
          <table:table-cell table:style-name="ce43" office:value-type="float" office:value="7.05882352941176" calcext:value-type="float">
            <text:p>7.06</text:p>
          </table:table-cell>
          <table:table-cell table:style-name="ce43" office:value-type="float" office:value="8.78378378378378" calcext:value-type="float">
            <text:p>8.78</text:p>
          </table:table-cell>
          <table:table-cell table:style-name="ce43" office:value-type="float" office:value="-60" calcext:value-type="float">
            <text:p>–60.00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-60" calcext:value-type="float">
            <text:p>–60.00</text:p>
          </table:table-cell>
          <table:table-cell table:style-name="ce43" office:value-type="float" office:value="11.7647058823529" calcext:value-type="float">
            <text:p>11.76</text:p>
          </table:table-cell>
          <table:table-cell table:style-name="ce43" office:value-type="float" office:value="28.5714285714286" calcext:value-type="float">
            <text:p>28.57</text:p>
          </table:table-cell>
          <table:table-cell table:style-name="ce74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24.9171055197972" calcext:value-type="float">
            <text:p>–24.92</text:p>
          </table:table-cell>
          <table:table-cell table:style-name="ce41" office:value-type="float" office:value="-28.2921348314607" calcext:value-type="float">
            <text:p>–28.29</text:p>
          </table:table-cell>
          <table:table-cell table:style-name="ce41" office:value-type="float" office:value="-8.46153846153846" calcext:value-type="float">
            <text:p>–8.46</text:p>
          </table:table-cell>
          <table:table-cell table:style-name="ce41" office:value-type="float" office:value="-8.15602836879433" calcext:value-type="float">
            <text:p>–8.16</text:p>
          </table:table-cell>
          <table:table-cell table:style-name="ce41" office:value-type="float" office:value="-10.4651162790698" calcext:value-type="float">
            <text:p>–10.47</text:p>
          </table:table-cell>
          <table:table-cell table:style-name="ce41" office:value-type="float" office:value="2.55681818181818" calcext:value-type="float">
            <text:p>2.56</text:p>
          </table:table-cell>
          <table:table-cell table:style-name="ce41" office:value-type="float" office:value="2.96411856474259" calcext:value-type="float">
            <text:p>2.96</text:p>
          </table:table-cell>
          <table:table-cell table:style-name="ce41" office:value-type="float" office:value="-1.58730158730159" calcext:value-type="float">
            <text:p>–1.59</text:p>
          </table:table-cell>
          <table:table-cell table:style-name="ce41" office:value-type="float" office:value="-25.8113283612175" calcext:value-type="float">
            <text:p>–25.81</text:p>
          </table:table-cell>
          <table:table-cell table:style-name="ce41" office:value-type="float" office:value="-29.2336361518751" calcext:value-type="float">
            <text:p>–29.23</text:p>
          </table:table-cell>
          <table:table-cell table:style-name="ce41" office:value-type="float" office:value="-8.90625" calcext:value-type="float">
            <text:p>–8.91</text:p>
          </table:table-cell>
          <table:table-cell table:style-name="ce41" office:value-type="float" office:value="-8.15602836879433" calcext:value-type="float">
            <text:p>–8.16</text:p>
          </table:table-cell>
          <table:table-cell table:style-name="ce41" office:value-type="float" office:value="-14.4736842105263" calcext:value-type="float">
            <text:p>–14.47</text:p>
          </table:table-cell>
          <table:table-cell table:style-name="ce41" office:value-type="float" office:value="0.862068965517241" calcext:value-type="float">
            <text:p>0.86</text:p>
          </table:table-cell>
          <table:table-cell table:style-name="ce41" office:value-type="float" office:value="1.41732283464567" calcext:value-type="float">
            <text:p>1.42</text:p>
          </table:table-cell>
          <table:table-cell table:style-name="ce41" office:value-type="float" office:value="-4.91803278688525" calcext:value-type="float">
            <text:p>–4.92</text:p>
          </table:table-cell>
          <table:table-cell table:style-name="ce41" office:value-type="float" office:value="1.80722891566265" calcext:value-type="float">
            <text:p>1.81</text:p>
          </table:table-cell>
          <table:table-cell table:style-name="ce41" office:value-type="float" office:value="-2.54777070063694" calcext:value-type="float">
            <text:p>–2.55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150" calcext:value-type="float">
            <text:p>150.00</text:p>
          </table:table-cell>
          <table:table-cell table:style-name="ce41" office:value-type="float" office:value="166.666666666667" calcext:value-type="float">
            <text:p>166.67</text:p>
          </table:table-cell>
          <table:table-cell table:style-name="ce41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8月份" calcext:value-type="string">
              <text:p><text:s/>中華民國112年8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5242" calcext:value-type="float">
            <text:p><text:s text:c="3"/>15,242</text:p>
          </table:table-cell>
          <table:table-cell table:style-name="ce98" office:value-type="float" office:value="13402" calcext:value-type="float">
            <text:p><text:s text:c="3"/>13,402</text:p>
          </table:table-cell>
          <table:table-cell table:style-name="ce98" office:value-type="float" office:value="773" calcext:value-type="float">
            <text:p><text:s text:c="3"/>773</text:p>
          </table:table-cell>
          <table:table-cell table:style-name="ce98" office:value-type="float" office:value="646" calcext:value-type="float">
            <text:p><text:s text:c="3"/>646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067" calcext:value-type="float">
            <text:p><text:s text:c="3"/>1,067</text:p>
          </table:table-cell>
          <table:table-cell table:style-name="ce98" office:value-type="float" office:value="781" calcext:value-type="float">
            <text:p><text:s text:c="3"/>781</text:p>
          </table:table-cell>
          <table:table-cell table:style-name="ce98" office:value-type="float" office:value="286" calcext:value-type="float">
            <text:p><text:s text:c="3"/>286</text:p>
          </table:table-cell>
          <table:table-cell table:style-name="ce98" office:value-type="float" office:value="14722" calcext:value-type="float">
            <text:p><text:s text:c="3"/>14,722</text:p>
          </table:table-cell>
          <table:table-cell table:style-name="ce98" office:value-type="float" office:value="12935" calcext:value-type="float">
            <text:p><text:s text:c="3"/>12,935</text:p>
          </table:table-cell>
          <table:table-cell table:style-name="ce98" office:value-type="float" office:value="759" calcext:value-type="float">
            <text:p><text:s text:c="3"/>759</text:p>
          </table:table-cell>
          <table:table-cell table:style-name="ce98" office:value-type="float" office:value="646" calcext:value-type="float">
            <text:p><text:s text:c="3"/>646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1028" calcext:value-type="float">
            <text:p><text:s text:c="3"/>1,028</text:p>
          </table:table-cell>
          <table:table-cell table:style-name="ce98" office:value-type="float" office:value="756" calcext:value-type="float">
            <text:p><text:s text:c="3"/>756</text:p>
          </table:table-cell>
          <table:table-cell table:style-name="ce98" office:value-type="float" office:value="272" calcext:value-type="float">
            <text:p><text:s text:c="3"/>272</text:p>
          </table:table-cell>
          <table:table-cell table:style-name="ce98" office:value-type="float" office:value="520" calcext:value-type="float">
            <text:p><text:s text:c="3"/>520</text:p>
          </table:table-cell>
          <table:table-cell table:style-name="ce98" office:value-type="float" office:value="467" calcext:value-type="float">
            <text:p><text:s text:c="3"/>46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7543" calcext:value-type="float">
            <text:p><text:s text:c="3"/>7,543</text:p>
          </table:table-cell>
          <table:table-cell table:style-name="ce99" office:value-type="float" office:value="7020" calcext:value-type="float">
            <text:p><text:s text:c="3"/>7,020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345" calcext:value-type="float">
            <text:p><text:s text:c="3"/>345</text:p>
          </table:table-cell>
          <table:table-cell table:style-name="ce99" office:value-type="float" office:value="121" calcext:value-type="float">
            <text:p><text:s text:c="3"/>121</text:p>
          </table:table-cell>
          <table:table-cell table:style-name="ce99" office:value-type="float" office:value="224" calcext:value-type="float">
            <text:p><text:s text:c="3"/>224</text:p>
          </table:table-cell>
          <table:table-cell table:style-name="ce99" office:value-type="float" office:value="7361" calcext:value-type="float">
            <text:p><text:s text:c="3"/>7,361</text:p>
          </table:table-cell>
          <table:table-cell table:style-name="ce99" office:value-type="float" office:value="6859" calcext:value-type="float">
            <text:p><text:s text:c="3"/>6,859</text:p>
          </table:table-cell>
          <table:table-cell table:style-name="ce99" office:value-type="float" office:value="176" calcext:value-type="float">
            <text:p><text:s text:c="3"/>176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326" calcext:value-type="float">
            <text:p><text:s text:c="3"/>326</text:p>
          </table:table-cell>
          <table:table-cell table:style-name="ce99" office:value-type="float" office:value="112" calcext:value-type="float">
            <text:p><text:s text:c="3"/>112</text:p>
          </table:table-cell>
          <table:table-cell table:style-name="ce99" office:value-type="float" office:value="214" calcext:value-type="float">
            <text:p><text:s text:c="3"/>214</text:p>
          </table:table-cell>
          <table:table-cell table:style-name="ce99" office:value-type="float" office:value="182" calcext:value-type="float">
            <text:p><text:s text:c="3"/>182</text:p>
          </table:table-cell>
          <table:table-cell table:style-name="ce99" office:value-type="float" office:value="161" calcext:value-type="float">
            <text:p><text:s text:c="3"/>16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699" calcext:value-type="float">
            <text:p><text:s text:c="3"/>7,699</text:p>
          </table:table-cell>
          <table:table-cell table:style-name="ce100" office:value-type="float" office:value="6382" calcext:value-type="float">
            <text:p><text:s text:c="3"/>6,382</text:p>
          </table:table-cell>
          <table:table-cell table:style-name="ce100" office:value-type="float" office:value="595" calcext:value-type="float">
            <text:p><text:s text:c="3"/>595</text:p>
          </table:table-cell>
          <table:table-cell table:style-name="ce100" office:value-type="float" office:value="518" calcext:value-type="float">
            <text:p><text:s text:c="3"/>51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22" calcext:value-type="float">
            <text:p><text:s text:c="3"/>722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7361" calcext:value-type="float">
            <text:p><text:s text:c="3"/>7,361</text:p>
          </table:table-cell>
          <table:table-cell table:style-name="ce100" office:value-type="float" office:value="6076" calcext:value-type="float">
            <text:p><text:s text:c="3"/>6,076</text:p>
          </table:table-cell>
          <table:table-cell table:style-name="ce100" office:value-type="float" office:value="583" calcext:value-type="float">
            <text:p><text:s text:c="3"/>583</text:p>
          </table:table-cell>
          <table:table-cell table:style-name="ce100" office:value-type="float" office:value="518" calcext:value-type="float">
            <text:p><text:s text:c="3"/>518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702" calcext:value-type="float">
            <text:p><text:s text:c="3"/>702</text:p>
          </table:table-cell>
          <table:table-cell table:style-name="ce100" office:value-type="float" office:value="644" calcext:value-type="float">
            <text:p><text:s text:c="3"/>64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338" calcext:value-type="float">
            <text:p><text:s text:c="3"/>338</text:p>
          </table:table-cell>
          <table:table-cell table:style-name="ce100" office:value-type="float" office:value="306" calcext:value-type="float">
            <text:p><text:s text:c="3"/>306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13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694" calcext:value-type="float">
            <text:p><text:s text:c="3"/>2,694</text:p>
          </table:table-cell>
          <table:table-cell table:style-name="ce98" office:value-type="float" office:value="2342" calcext:value-type="float">
            <text:p><text:s text:c="3"/>2,342</text:p>
          </table:table-cell>
          <table:table-cell table:style-name="ce98" office:value-type="float" office:value="164" calcext:value-type="float">
            <text:p><text:s text:c="3"/>164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7" calcext:value-type="float">
            <text:p><text:s text:c="3"/>37</text:p>
          </table:table-cell>
          <table:table-cell table:style-name="ce98" office:value-type="float" office:value="188" calcext:value-type="float">
            <text:p><text:s text:c="3"/>188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2598" calcext:value-type="float">
            <text:p><text:s text:c="3"/>2,598</text:p>
          </table:table-cell>
          <table:table-cell table:style-name="ce98" office:value-type="float" office:value="2258" calcext:value-type="float">
            <text:p><text:s text:c="3"/>2,258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80" calcext:value-type="float">
            <text:p><text:s text:c="3"/>180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335" calcext:value-type="float">
            <text:p><text:s text:c="3"/>1,335</text:p>
          </table:table-cell>
          <table:table-cell table:style-name="ce99" office:value-type="float" office:value="1235" calcext:value-type="float">
            <text:p><text:s text:c="3"/>1,235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299" calcext:value-type="float">
            <text:p><text:s text:c="3"/>1,299</text:p>
          </table:table-cell>
          <table:table-cell table:style-name="ce99" office:value-type="float" office:value="1203" calcext:value-type="float">
            <text:p><text:s text:c="3"/>1,203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359" calcext:value-type="float">
            <text:p><text:s text:c="3"/>1,359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299" calcext:value-type="float">
            <text:p><text:s text:c="3"/>1,299</text:p>
          </table:table-cell>
          <table:table-cell table:style-name="ce100" office:value-type="float" office:value="1055" calcext:value-type="float">
            <text:p><text:s text:c="3"/>1,055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670" calcext:value-type="float">
            <text:p><text:s text:c="3"/>1,670</text:p>
          </table:table-cell>
          <table:table-cell table:style-name="ce98" office:value-type="float" office:value="1415" calcext:value-type="float">
            <text:p><text:s text:c="3"/>1,415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606" calcext:value-type="float">
            <text:p><text:s text:c="3"/>1,606</text:p>
          </table:table-cell>
          <table:table-cell table:style-name="ce98" office:value-type="float" office:value="1361" calcext:value-type="float">
            <text:p><text:s text:c="3"/>1,361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833" calcext:value-type="float">
            <text:p><text:s text:c="3"/>833</text:p>
          </table:table-cell>
          <table:table-cell table:style-name="ce99" office:value-type="float" office:value="739" calcext:value-type="float">
            <text:p><text:s text:c="3"/>739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8" calcext:value-type="float">
            <text:p><text:s text:c="3"/>58</text:p>
          </table:table-cell>
          <table:table-cell table:style-name="ce99" office:value-type="float" office:value="803" calcext:value-type="float">
            <text:p><text:s text:c="3"/>803</text:p>
          </table:table-cell>
          <table:table-cell table:style-name="ce99" office:value-type="float" office:value="713" calcext:value-type="float">
            <text:p><text:s text:c="3"/>71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837" calcext:value-type="float">
            <text:p><text:s text:c="3"/>837</text:p>
          </table:table-cell>
          <table:table-cell table:style-name="ce100" office:value-type="float" office:value="676" calcext:value-type="float">
            <text:p><text:s text:c="3"/>676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803" calcext:value-type="float">
            <text:p><text:s text:c="3"/>803</text:p>
          </table:table-cell>
          <table:table-cell table:style-name="ce100" office:value-type="float" office:value="648" calcext:value-type="float">
            <text:p><text:s text:c="3"/>648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4" calcext:value-type="float">
            <text:p><text:s text:c="3"/>8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632" calcext:value-type="float">
            <text:p><text:s text:c="3"/>1,632</text:p>
          </table:table-cell>
          <table:table-cell table:style-name="ce98" office:value-type="float" office:value="1422" calcext:value-type="float">
            <text:p><text:s text:c="3"/>1,422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1580" calcext:value-type="float">
            <text:p><text:s text:c="3"/>1,580</text:p>
          </table:table-cell>
          <table:table-cell table:style-name="ce98" office:value-type="float" office:value="1377" calcext:value-type="float">
            <text:p><text:s text:c="3"/>1,37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20" calcext:value-type="float">
            <text:p><text:s text:c="3"/>120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12" calcext:value-type="float">
            <text:p><text:s text:c="3"/>812</text:p>
          </table:table-cell>
          <table:table-cell table:style-name="ce99" office:value-type="float" office:value="756" calcext:value-type="float">
            <text:p><text:s text:c="3"/>756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790" calcext:value-type="float">
            <text:p><text:s text:c="3"/>790</text:p>
          </table:table-cell>
          <table:table-cell table:style-name="ce99" office:value-type="float" office:value="737" calcext:value-type="float">
            <text:p><text:s text:c="3"/>73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20" calcext:value-type="float">
            <text:p><text:s text:c="3"/>820</text:p>
          </table:table-cell>
          <table:table-cell table:style-name="ce100" office:value-type="float" office:value="666" calcext:value-type="float">
            <text:p><text:s text:c="3"/>666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90" calcext:value-type="float">
            <text:p><text:s text:c="3"/>790</text:p>
          </table:table-cell>
          <table:table-cell table:style-name="ce100" office:value-type="float" office:value="640" calcext:value-type="float">
            <text:p><text:s text:c="3"/>64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970" calcext:value-type="float">
            <text:p><text:s text:c="3"/>1,970</text:p>
          </table:table-cell>
          <table:table-cell table:style-name="ce98" office:value-type="float" office:value="1774" calcext:value-type="float">
            <text:p><text:s text:c="3"/>1,774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1918" calcext:value-type="float">
            <text:p><text:s text:c="3"/>1,918</text:p>
          </table:table-cell>
          <table:table-cell table:style-name="ce98" office:value-type="float" office:value="1728" calcext:value-type="float">
            <text:p><text:s text:c="3"/>1,72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81" calcext:value-type="float">
            <text:p><text:s text:c="3"/>981</text:p>
          </table:table-cell>
          <table:table-cell table:style-name="ce99" office:value-type="float" office:value="916" calcext:value-type="float">
            <text:p><text:s text:c="3"/>91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959" calcext:value-type="float">
            <text:p><text:s text:c="3"/>959</text:p>
          </table:table-cell>
          <table:table-cell table:style-name="ce99" office:value-type="float" office:value="899" calcext:value-type="float">
            <text:p><text:s text:c="3"/>89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89" calcext:value-type="float">
            <text:p><text:s text:c="3"/>989</text:p>
          </table:table-cell>
          <table:table-cell table:style-name="ce100" office:value-type="float" office:value="858" calcext:value-type="float">
            <text:p><text:s text:c="3"/>85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59" calcext:value-type="float">
            <text:p><text:s text:c="3"/>959</text:p>
          </table:table-cell>
          <table:table-cell table:style-name="ce100" office:value-type="float" office:value="829" calcext:value-type="float">
            <text:p><text:s text:c="3"/>82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162" calcext:value-type="float">
            <text:p><text:s text:c="3"/>1,162</text:p>
          </table:table-cell>
          <table:table-cell table:style-name="ce98" office:value-type="float" office:value="1037" calcext:value-type="float">
            <text:p><text:s text:c="3"/>1,037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1124" calcext:value-type="float">
            <text:p><text:s text:c="3"/>1,124</text:p>
          </table:table-cell>
          <table:table-cell table:style-name="ce98" office:value-type="float" office:value="1001" calcext:value-type="float">
            <text:p><text:s text:c="3"/>1,001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style-name="ce99" office:value-type="float" office:value="538" calcext:value-type="float">
            <text:p><text:s text:c="3"/>538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562" calcext:value-type="float">
            <text:p><text:s text:c="3"/>562</text:p>
          </table:table-cell>
          <table:table-cell table:style-name="ce99" office:value-type="float" office:value="531" calcext:value-type="float">
            <text:p><text:s text:c="3"/>531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2" table:style-name="ce99" office:value-type="float" office:value="3" calcext:value-type="float">
            <text:p><text:s text:c="3"/>3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592" calcext:value-type="float">
            <text:p><text:s text:c="3"/>592</text:p>
          </table:table-cell>
          <table:table-cell table:style-name="ce100" office:value-type="float" office:value="499" calcext:value-type="float">
            <text:p><text:s text:c="3"/>499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62" calcext:value-type="float">
            <text:p><text:s text:c="3"/>562</text:p>
          </table:table-cell>
          <table:table-cell table:style-name="ce100" office:value-type="float" office:value="470" calcext:value-type="float">
            <text:p><text:s text:c="3"/>470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826" calcext:value-type="float">
            <text:p><text:s text:c="3"/>1,826</text:p>
          </table:table-cell>
          <table:table-cell table:style-name="ce98" office:value-type="float" office:value="1622" calcext:value-type="float">
            <text:p><text:s text:c="3"/>1,622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754" calcext:value-type="float">
            <text:p><text:s text:c="3"/>1,754</text:p>
          </table:table-cell>
          <table:table-cell table:style-name="ce98" office:value-type="float" office:value="1559" calcext:value-type="float">
            <text:p><text:s text:c="3"/>1,55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17" calcext:value-type="float">
            <text:p><text:s text:c="3"/>917</text:p>
          </table:table-cell>
          <table:table-cell table:style-name="ce99" office:value-type="float" office:value="861" calcext:value-type="float">
            <text:p><text:s text:c="3"/>86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877" calcext:value-type="float">
            <text:p><text:s text:c="3"/>877</text:p>
          </table:table-cell>
          <table:table-cell table:style-name="ce99" office:value-type="float" office:value="824" calcext:value-type="float">
            <text:p><text:s text:c="3"/>8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909" calcext:value-type="float">
            <text:p><text:s text:c="3"/>909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77" calcext:value-type="float">
            <text:p><text:s text:c="3"/>877</text:p>
          </table:table-cell>
          <table:table-cell table:style-name="ce100" office:value-type="float" office:value="735" calcext:value-type="float">
            <text:p><text:s text:c="3"/>73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32" calcext:value-type="float">
            <text:p><text:s text:c="3"/>32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4212" calcext:value-type="float">
            <text:p><text:s text:c="3"/>4,212</text:p>
          </table:table-cell>
          <table:table-cell table:style-name="ce98" office:value-type="float" office:value="3727" calcext:value-type="float">
            <text:p><text:s text:c="3"/>3,727</text:p>
          </table:table-cell>
          <table:table-cell table:style-name="ce98" office:value-type="float" office:value="181" calcext:value-type="float">
            <text:p><text:s text:c="3"/>181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304" calcext:value-type="float">
            <text:p><text:s text:c="3"/>304</text:p>
          </table:table-cell>
          <table:table-cell table:style-name="ce98" office:value-type="float" office:value="255" calcext:value-type="float">
            <text:p><text:s text:c="3"/>255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4066" calcext:value-type="float">
            <text:p><text:s text:c="3"/>4,066</text:p>
          </table:table-cell>
          <table:table-cell table:style-name="ce98" office:value-type="float" office:value="3588" calcext:value-type="float">
            <text:p><text:s text:c="3"/>3,588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300" calcext:value-type="float">
            <text:p><text:s text:c="3"/>300</text:p>
          </table:table-cell>
          <table:table-cell table:style-name="ce98" office:value-type="float" office:value="253" calcext:value-type="float">
            <text:p><text:s text:c="3"/>253</text:p>
          </table:table-cell>
          <table:table-cell table:style-name="ce98" office:value-type="float" office:value="47" calcext:value-type="float">
            <text:p><text:s text:c="3"/>47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39" calcext:value-type="float">
            <text:p><text:s text:c="3"/>13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057" calcext:value-type="float">
            <text:p><text:s text:c="3"/>2,057</text:p>
          </table:table-cell>
          <table:table-cell table:style-name="ce99" office:value-type="float" office:value="1941" calcext:value-type="float">
            <text:p><text:s text:c="3"/>1,941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2033" calcext:value-type="float">
            <text:p><text:s text:c="3"/>2,033</text:p>
          </table:table-cell>
          <table:table-cell table:style-name="ce99" office:value-type="float" office:value="1918" calcext:value-type="float">
            <text:p><text:s text:c="3"/>1,918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number-columns-repeated="2" table:style-name="ce99" office:value-type="float" office:value="35" calcext:value-type="float">
            <text:p><text:s text:c="3"/>3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155" calcext:value-type="float">
            <text:p><text:s text:c="3"/>2,155</text:p>
          </table:table-cell>
          <table:table-cell table:style-name="ce100" office:value-type="float" office:value="1786" calcext:value-type="float">
            <text:p><text:s text:c="3"/>1,786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33" calcext:value-type="float">
            <text:p><text:s text:c="3"/>233</text:p>
          </table:table-cell>
          <table:table-cell table:style-name="ce100" office:value-type="float" office:value="220" calcext:value-type="float">
            <text:p><text:s text:c="3"/>220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2033" calcext:value-type="float">
            <text:p><text:s text:c="3"/>2,033</text:p>
          </table:table-cell>
          <table:table-cell table:style-name="ce100" office:value-type="float" office:value="1670" calcext:value-type="float">
            <text:p><text:s text:c="3"/>1,670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30" calcext:value-type="float">
            <text:p><text:s text:c="3"/>230</text:p>
          </table:table-cell>
          <table:table-cell table:style-name="ce100" office:value-type="float" office:value="218" calcext:value-type="float">
            <text:p><text:s text:c="3"/>21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46" calcext:value-type="float">
            <text:p><text:s text:c="3"/>246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25" calcext:value-type="float">
            <text:p><text:s text:c="3"/>125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23" calcext:value-type="float">
            <text:p><text:s text:c="3"/>123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3" calcext:value-type="float">
            <text:p><text:s text:c="3"/>123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55" calcext:value-type="float">
            <text:p><text:s text:c="3"/>355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33" calcext:value-type="float">
            <text:p><text:s text:c="3"/>333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294" calcext:value-type="float">
            <text:p><text:s text:c="3"/>29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286" calcext:value-type="float">
            <text:p><text:s text:c="3"/>286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4" calcext:value-type="float">
            <text:p><text:s text:c="3"/>704</text:p>
          </table:table-cell>
          <table:table-cell table:style-name="ce101" office:value-type="float" office:value="615" calcext:value-type="float">
            <text:p><text:s text:c="3"/>615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92" calcext:value-type="float">
            <text:p><text:s text:c="3"/>692</text:p>
          </table:table-cell>
          <table:table-cell table:style-name="ce101" office:value-type="float" office:value="604" calcext:value-type="float">
            <text:p><text:s text:c="3"/>604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60" calcext:value-type="float">
            <text:p><text:s text:c="3"/>60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6" calcext:value-type="float">
            <text:p><text:s text:c="3"/>346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46" calcext:value-type="float">
            <text:p><text:s text:c="3"/>346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8" calcext:value-type="float">
            <text:p><text:s text:c="3"/>358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43" calcext:value-type="float">
            <text:p><text:s text:c="3"/>4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46" calcext:value-type="float">
            <text:p><text:s text:c="3"/>346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3" calcext:value-type="float">
            <text:p><text:s text:c="3"/>4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408" calcext:value-type="float">
            <text:p><text:s text:c="3"/>408</text:p>
          </table:table-cell>
          <table:table-cell table:style-name="ce103" office:value-type="float" office:value="357" calcext:value-type="float">
            <text:p><text:s text:c="3"/>35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8" calcext:value-type="float">
            <text:p><text:s text:c="3"/>398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65" calcext:value-type="float">
            <text:p><text:s text:c="3"/>16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189" calcext:value-type="float">
            <text:p><text:s text:c="3"/>18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86" calcext:value-type="float">
            <text:p><text:s text:c="3"/>8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72" calcext:value-type="float">
            <text:p><text:s text:c="3"/>472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395" calcext:value-type="float">
            <text:p><text:s text:c="3"/>39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8" calcext:value-type="float">
            <text:p><text:s text:c="3"/>238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26" calcext:value-type="float">
            <text:p><text:s text:c="3"/>226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56" calcext:value-type="float">
            <text:p><text:s text:c="3"/>156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38" calcext:value-type="float">
            <text:p><text:s text:c="3"/>138</text:p>
          </table:table-cell>
          <table:table-cell table:style-name="ce101" office:value-type="float" office:value="127" calcext:value-type="float">
            <text:p><text:s text:c="3"/>12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60" calcext:value-type="float">
            <text:p><text:s text:c="3"/>6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2" calcext:value-type="float">
            <text:p><text:s text:c="3"/>112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64" calcext:value-type="float">
            <text:p><text:s text:c="3"/>264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28" calcext:value-type="float">
            <text:p><text:s text:c="3"/>12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148" calcext:value-type="float">
            <text:p><text:s text:c="3"/>14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54" calcext:value-type="float">
            <text:p><text:s text:c="3"/>154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73" calcext:value-type="float">
            <text:p><text:s text:c="3"/>7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number-columns-repeated="5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70" calcext:value-type="float">
            <text:p><text:s text:c="3"/>70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8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62438" calcext:value-type="float">
            <text:p><text:s text:c="3"/>162,438</text:p>
          </table:table-cell>
          <table:table-cell table:style-name="ce35" office:value-type="float" office:value="147434" calcext:value-type="float">
            <text:p><text:s text:c="3"/>147,434</text:p>
          </table:table-cell>
          <table:table-cell table:style-name="ce35" office:value-type="float" office:value="147384" calcext:value-type="float">
            <text:p><text:s text:c="3"/>147,384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4882" calcext:value-type="float">
            <text:p><text:s text:c="3"/>4,882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4194" calcext:value-type="float">
            <text:p><text:s text:c="3"/>4,194</text:p>
          </table:table-cell>
          <table:table-cell table:style-name="ce35" office:value-type="float" office:value="1262" calcext:value-type="float">
            <text:p><text:s text:c="3"/>1,262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1182" calcext:value-type="float">
            <text:p><text:s text:c="3"/>1,182</text:p>
          </table:table-cell>
          <table:table-cell table:style-name="ce35" office:value-type="float" office:value="8860" calcext:value-type="float">
            <text:p><text:s text:c="3"/>8,860</text:p>
          </table:table-cell>
          <table:table-cell table:style-name="ce35" office:value-type="float" office:value="1103" calcext:value-type="float">
            <text:p><text:s text:c="3"/>1,103</text:p>
          </table:table-cell>
          <table:table-cell table:style-name="ce35" office:value-type="float" office:value="7757" calcext:value-type="float">
            <text:p><text:s text:c="3"/>7,757</text:p>
          </table:table-cell>
          <table:table-cell table:style-name="ce35" office:value-type="float" office:value="5853" calcext:value-type="float">
            <text:p><text:s text:c="3"/>5,853</text:p>
          </table:table-cell>
          <table:table-cell table:style-name="ce35" office:value-type="float" office:value="1086" calcext:value-type="float">
            <text:p><text:s text:c="3"/>1,086</text:p>
          </table:table-cell>
          <table:table-cell table:style-name="ce35" office:value-type="float" office:value="4767" calcext:value-type="float">
            <text:p><text:s text:c="3"/>4,767</text:p>
          </table:table-cell>
          <table:table-cell table:style-name="ce35" office:value-type="float" office:value="3007" calcext:value-type="float">
            <text:p><text:s text:c="3"/>3,007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990" calcext:value-type="float">
            <text:p><text:s text:c="3"/>2,990</text:p>
          </table:table-cell>
          <table:table-cell table:style-name="ce35" office:value-type="float" office:value="158278" calcext:value-type="float">
            <text:p><text:s text:c="3"/>158,278</text:p>
          </table:table-cell>
          <table:table-cell table:style-name="ce35" office:value-type="float" office:value="143669" calcext:value-type="float">
            <text:p><text:s text:c="3"/>143,669</text:p>
          </table:table-cell>
          <table:table-cell table:style-name="ce35" office:value-type="float" office:value="143620" calcext:value-type="float">
            <text:p><text:s text:c="3"/>143,620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4880" calcext:value-type="float">
            <text:p><text:s text:c="3"/>4,880</text:p>
          </table:table-cell>
          <table:table-cell table:style-name="ce35" office:value-type="float" office:value="686" calcext:value-type="float">
            <text:p><text:s text:c="3"/>686</text:p>
          </table:table-cell>
          <table:table-cell table:style-name="ce35" office:value-type="float" office:value="4194" calcext:value-type="float">
            <text:p><text:s text:c="3"/>4,194</text:p>
          </table:table-cell>
          <table:table-cell table:style-name="ce35" office:value-type="float" office:value="1104" calcext:value-type="float">
            <text:p><text:s text:c="3"/>1,104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1041" calcext:value-type="float">
            <text:p><text:s text:c="3"/>1,041</text:p>
          </table:table-cell>
          <table:table-cell table:style-name="ce35" office:value-type="float" office:value="8625" calcext:value-type="float">
            <text:p><text:s text:c="3"/>8,625</text:p>
          </table:table-cell>
          <table:table-cell table:style-name="ce35" office:value-type="float" office:value="1098" calcext:value-type="float">
            <text:p><text:s text:c="3"/>1,098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5746" calcext:value-type="float">
            <text:p><text:s text:c="3"/>5,746</text:p>
          </table:table-cell>
          <table:table-cell table:style-name="ce35" office:value-type="float" office:value="1081" calcext:value-type="float">
            <text:p><text:s text:c="3"/>1,081</text:p>
          </table:table-cell>
          <table:table-cell table:style-name="ce35" office:value-type="float" office:value="4665" calcext:value-type="float">
            <text:p><text:s text:c="3"/>4,665</text:p>
          </table:table-cell>
          <table:table-cell table:style-name="ce35" office:value-type="float" office:value="2879" calcext:value-type="float">
            <text:p><text:s text:c="3"/>2,879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2862" calcext:value-type="float">
            <text:p><text:s text:c="3"/>2,862</text:p>
          </table:table-cell>
          <table:table-cell table:style-name="ce35" office:value-type="float" office:value="4160" calcext:value-type="float">
            <text:p><text:s text:c="3"/>4,160</text:p>
          </table:table-cell>
          <table:table-cell table:style-name="ce35" office:value-type="float" office:value="3765" calcext:value-type="float">
            <text:p><text:s text:c="3"/>3,765</text:p>
          </table:table-cell>
          <table:table-cell table:style-name="ce35" office:value-type="float" office:value="3764" calcext:value-type="float">
            <text:p><text:s text:c="3"/>3,764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41" calcext:value-type="float">
            <text:p><text:s text:c="3"/>141</text:p>
          </table:table-cell>
          <table:table-cell table:style-name="ce35" office:value-type="float" office:value="235" calcext:value-type="float">
            <text:p><text:s text:c="3"/>23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230" calcext:value-type="float">
            <text:p><text:s text:c="3"/>230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02" calcext:value-type="float">
            <text:p><text:s text:c="3"/>102</text:p>
          </table:table-cell>
          <table:table-cell table:style-name="ce35" office:value-type="float" office:value="128" calcext:value-type="float">
            <text:p><text:s text:c="3"/>128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28" calcext:value-type="float">
            <text:p><text:s text:c="3"/>128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0537" calcext:value-type="float">
            <text:p><text:s text:c="3"/>80,537</text:p>
          </table:table-cell>
          <table:table-cell table:style-name="ce36" office:value-type="float" office:value="75521" calcext:value-type="float">
            <text:p><text:s text:c="3"/>75,521</text:p>
          </table:table-cell>
          <table:table-cell table:style-name="ce36" office:value-type="float" office:value="75486" calcext:value-type="float">
            <text:p><text:s text:c="3"/>75,486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950" calcext:value-type="float">
            <text:p><text:s text:c="3"/>95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908" calcext:value-type="float">
            <text:p><text:s text:c="3"/>908</text:p>
          </table:table-cell>
          <table:table-cell table:style-name="ce36" office:value-type="float" office:value="576" calcext:value-type="float">
            <text:p><text:s text:c="3"/>57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3490" calcext:value-type="float">
            <text:p><text:s text:c="3"/>3,49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3444" calcext:value-type="float">
            <text:p><text:s text:c="3"/>3,444</text:p>
          </table:table-cell>
          <table:table-cell table:style-name="ce36" office:value-type="float" office:value="1049" calcext:value-type="float">
            <text:p><text:s text:c="3"/>1,04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017" calcext:value-type="float">
            <text:p><text:s text:c="3"/>1,017</text:p>
          </table:table-cell>
          <table:table-cell table:style-name="ce36" office:value-type="float" office:value="2441" calcext:value-type="float">
            <text:p><text:s text:c="3"/>2,44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79139" calcext:value-type="float">
            <text:p><text:s text:c="3"/>79,139</text:p>
          </table:table-cell>
          <table:table-cell table:style-name="ce36" office:value-type="float" office:value="74337" calcext:value-type="float">
            <text:p><text:s text:c="3"/>74,337</text:p>
          </table:table-cell>
          <table:table-cell table:style-name="ce36" office:value-type="float" office:value="74303" calcext:value-type="float">
            <text:p><text:s text:c="3"/>74,30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950" calcext:value-type="float">
            <text:p><text:s text:c="3"/>950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908" calcext:value-type="float">
            <text:p><text:s text:c="3"/>908</text:p>
          </table:table-cell>
          <table:table-cell table:style-name="ce36" office:value-type="float" office:value="508" calcext:value-type="float">
            <text:p><text:s text:c="3"/>50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3344" calcext:value-type="float">
            <text:p><text:s text:c="3"/>3,34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3299" calcext:value-type="float">
            <text:p><text:s text:c="3"/>3,299</text:p>
          </table:table-cell>
          <table:table-cell table:style-name="ce36" office:value-type="float" office:value="1004" calcext:value-type="float">
            <text:p><text:s text:c="3"/>1,004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973" calcext:value-type="float">
            <text:p><text:s text:c="3"/>973</text:p>
          </table:table-cell>
          <table:table-cell table:style-name="ce36" office:value-type="float" office:value="2340" calcext:value-type="float">
            <text:p><text:s text:c="3"/>2,340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2326" calcext:value-type="float">
            <text:p><text:s text:c="3"/>2,32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1184" calcext:value-type="float">
            <text:p><text:s text:c="3"/>1,184</text:p>
          </table:table-cell>
          <table:table-cell table:style-name="ce36" office:value-type="float" office:value="1183" calcext:value-type="float">
            <text:p><text:s text:c="3"/>1,183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146" calcext:value-type="float">
            <text:p><text:s text:c="3"/>14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45" calcext:value-type="float">
            <text:p><text:s text:c="3"/>14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01" calcext:value-type="float">
            <text:p><text:s text:c="3"/>101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1901" calcext:value-type="float">
            <text:p><text:s text:c="3"/>81,901</text:p>
          </table:table-cell>
          <table:table-cell table:style-name="ce36" office:value-type="float" office:value="71913" calcext:value-type="float">
            <text:p><text:s text:c="3"/>71,913</text:p>
          </table:table-cell>
          <table:table-cell table:style-name="ce36" office:value-type="float" office:value="71898" calcext:value-type="float">
            <text:p><text:s text:c="3"/>71,898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932" calcext:value-type="float">
            <text:p><text:s text:c="3"/>3,932</text:p>
          </table:table-cell>
          <table:table-cell table:style-name="ce36" office:value-type="float" office:value="646" calcext:value-type="float">
            <text:p><text:s text:c="3"/>646</text:p>
          </table:table-cell>
          <table:table-cell table:style-name="ce36" office:value-type="float" office:value="3286" calcext:value-type="float">
            <text:p><text:s text:c="3"/>3,286</text:p>
          </table:table-cell>
          <table:table-cell table:style-name="ce36" office:value-type="float" office:value="686" calcext:value-type="float">
            <text:p><text:s text:c="3"/>686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640" calcext:value-type="float">
            <text:p><text:s text:c="3"/>640</text:p>
          </table:table-cell>
          <table:table-cell table:style-name="ce36" office:value-type="float" office:value="5370" calcext:value-type="float">
            <text:p><text:s text:c="3"/>5,370</text:p>
          </table:table-cell>
          <table:table-cell table:style-name="ce36" office:value-type="float" office:value="1057" calcext:value-type="float">
            <text:p><text:s text:c="3"/>1,057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4804" calcext:value-type="float">
            <text:p><text:s text:c="3"/>4,804</text:p>
          </table:table-cell>
          <table:table-cell table:style-name="ce36" office:value-type="float" office:value="1054" calcext:value-type="float">
            <text:p><text:s text:c="3"/>1,054</text:p>
          </table:table-cell>
          <table:table-cell table:style-name="ce36" office:value-type="float" office:value="3750" calcext:value-type="float">
            <text:p><text:s text:c="3"/>3,750</text:p>
          </table:table-cell>
          <table:table-cell table:style-name="ce36" office:value-type="float" office:value="566" calcext:value-type="float">
            <text:p><text:s text:c="3"/>56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79139" calcext:value-type="float">
            <text:p><text:s text:c="3"/>79,139</text:p>
          </table:table-cell>
          <table:table-cell table:style-name="ce36" office:value-type="float" office:value="69332" calcext:value-type="float">
            <text:p><text:s text:c="3"/>69,332</text:p>
          </table:table-cell>
          <table:table-cell table:style-name="ce36" office:value-type="float" office:value="69317" calcext:value-type="float">
            <text:p><text:s text:c="3"/>69,31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644" calcext:value-type="float">
            <text:p><text:s text:c="3"/>644</text:p>
          </table:table-cell>
          <table:table-cell table:style-name="ce36" office:value-type="float" office:value="3286" calcext:value-type="float">
            <text:p><text:s text:c="3"/>3,286</text:p>
          </table:table-cell>
          <table:table-cell table:style-name="ce36" office:value-type="float" office:value="596" calcext:value-type="float">
            <text:p><text:s text:c="3"/>59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557" calcext:value-type="float">
            <text:p><text:s text:c="3"/>557</text:p>
          </table:table-cell>
          <table:table-cell table:style-name="ce36" office:value-type="float" office:value="5281" calcext:value-type="float">
            <text:p><text:s text:c="3"/>5,281</text:p>
          </table:table-cell>
          <table:table-cell table:style-name="ce36" office:value-type="float" office:value="1053" calcext:value-type="float">
            <text:p><text:s text:c="3"/>1,053</text:p>
          </table:table-cell>
          <table:table-cell table:style-name="ce36" office:value-type="float" office:value="4228" calcext:value-type="float">
            <text:p><text:s text:c="3"/>4,228</text:p>
          </table:table-cell>
          <table:table-cell table:style-name="ce36" office:value-type="float" office:value="4742" calcext:value-type="float">
            <text:p><text:s text:c="3"/>4,742</text:p>
          </table:table-cell>
          <table:table-cell table:style-name="ce36" office:value-type="float" office:value="1050" calcext:value-type="float">
            <text:p><text:s text:c="3"/>1,050</text:p>
          </table:table-cell>
          <table:table-cell table:style-name="ce36" office:value-type="float" office:value="3692" calcext:value-type="float">
            <text:p><text:s text:c="3"/>3,692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536" calcext:value-type="float">
            <text:p><text:s text:c="3"/>536</text:p>
          </table:table-cell>
          <table:table-cell table:style-name="ce36" office:value-type="float" office:value="2762" calcext:value-type="float">
            <text:p><text:s text:c="3"/>2,762</text:p>
          </table:table-cell>
          <table:table-cell table:number-columns-repeated="2" table:style-name="ce36" office:value-type="float" office:value="2581" calcext:value-type="float">
            <text:p><text:s text:c="3"/>2,58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0" calcext:value-type="float">
            <text:p><text:s text:c="3"/>9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710" calcext:value-type="float">
            <text:p><text:s text:c="3"/>21,710</text:p>
          </table:table-cell>
          <table:table-cell table:style-name="ce37" office:value-type="float" office:value="20050" calcext:value-type="float">
            <text:p><text:s text:c="3"/>20,050</text:p>
          </table:table-cell>
          <table:table-cell table:style-name="ce37" office:value-type="float" office:value="20045" calcext:value-type="float">
            <text:p><text:s text:c="3"/>20,0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5" calcext:value-type="float">
            <text:p><text:s text:c="3"/>405</text:p>
          </table:table-cell>
          <table:table-cell table:style-name="ce37" office:value-type="float" office:value="21164" calcext:value-type="float">
            <text:p><text:s text:c="3"/>21,164</text:p>
          </table:table-cell>
          <table:table-cell table:style-name="ce37" office:value-type="float" office:value="19552" calcext:value-type="float">
            <text:p><text:s text:c="3"/>19,552</text:p>
          </table:table-cell>
          <table:table-cell table:style-name="ce37" office:value-type="float" office:value="19548" calcext:value-type="float">
            <text:p><text:s text:c="3"/>19,54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069" calcext:value-type="float">
            <text:p><text:s text:c="3"/>1,069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914" calcext:value-type="float">
            <text:p><text:s text:c="3"/>914</text:p>
          </table:table-cell>
          <table:table-cell table:style-name="ce37" office:value-type="float" office:value="674" calcext:value-type="float">
            <text:p><text:s text:c="3"/>67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97" calcext:value-type="float">
            <text:p><text:s text:c="3"/>4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742" calcext:value-type="float">
            <text:p><text:s text:c="3"/>10,742</text:p>
          </table:table-cell>
          <table:table-cell table:style-name="ce38" office:value-type="float" office:value="10128" calcext:value-type="float">
            <text:p><text:s text:c="3"/>10,128</text:p>
          </table:table-cell>
          <table:table-cell table:style-name="ce38" office:value-type="float" office:value="10123" calcext:value-type="float">
            <text:p><text:s text:c="3"/>10,1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9992" calcext:value-type="float">
            <text:p><text:s text:c="3"/>9,992</text:p>
          </table:table-cell>
          <table:table-cell table:style-name="ce38" office:value-type="float" office:value="9988" calcext:value-type="float">
            <text:p><text:s text:c="3"/>9,98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58" calcext:value-type="float">
            <text:p><text:s text:c="3"/>4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2" calcext:value-type="float">
            <text:p><text:s text:c="3"/>45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968" calcext:value-type="float">
            <text:p><text:s text:c="3"/>10,968</text:p>
          </table:table-cell>
          <table:table-cell table:number-columns-repeated="2" table:style-name="ce38" office:value-type="float" office:value="9922" calcext:value-type="float">
            <text:p><text:s text:c="3"/>9,9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21" calcext:value-type="float">
            <text:p><text:s text:c="3"/>62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552" calcext:value-type="float">
            <text:p><text:s text:c="3"/>55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number-columns-repeated="2" table:style-name="ce38" office:value-type="float" office:value="9560" calcext:value-type="float">
            <text:p><text:s text:c="3"/>9,56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2" calcext:value-type="float">
            <text:p><text:s text:c="3"/>36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746" calcext:value-type="float">
            <text:p><text:s text:c="3"/>23,746</text:p>
          </table:table-cell>
          <table:table-cell table:style-name="ce37" office:value-type="float" office:value="21705" calcext:value-type="float">
            <text:p><text:s text:c="3"/>21,705</text:p>
          </table:table-cell>
          <table:table-cell table:style-name="ce37" office:value-type="float" office:value="21696" calcext:value-type="float">
            <text:p><text:s text:c="3"/>21,69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124" calcext:value-type="float">
            <text:p><text:s text:c="3"/>1,124</text:p>
          </table:table-cell>
          <table:table-cell table:style-name="ce37" office:value-type="float" office:value="854" calcext:value-type="float">
            <text:p><text:s text:c="3"/>854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97" calcext:value-type="float">
            <text:p><text:s text:c="3"/>69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7" calcext:value-type="float">
            <text:p><text:s text:c="3"/>427</text:p>
          </table:table-cell>
          <table:table-cell table:style-name="ce37" office:value-type="float" office:value="23162" calcext:value-type="float">
            <text:p><text:s text:c="3"/>23,162</text:p>
          </table:table-cell>
          <table:table-cell table:style-name="ce37" office:value-type="float" office:value="21190" calcext:value-type="float">
            <text:p><text:s text:c="3"/>21,190</text:p>
          </table:table-cell>
          <table:table-cell table:style-name="ce37" office:value-type="float" office:value="21181" calcext:value-type="float">
            <text:p><text:s text:c="3"/>21,18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84" calcext:value-type="float">
            <text:p><text:s text:c="3"/>184</text:p>
          </table:table-cell>
          <table:table-cell table:style-name="ce37" office:value-type="float" office:value="1246" calcext:value-type="float">
            <text:p><text:s text:c="3"/>1,246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87" calcext:value-type="float">
            <text:p><text:s text:c="3"/>1,087</text:p>
          </table:table-cell>
          <table:table-cell table:style-name="ce37" office:value-type="float" office:value="837" calcext:value-type="float">
            <text:p><text:s text:c="3"/>837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37" office:value-type="float" office:value="680" calcext:value-type="float">
            <text:p><text:s text:c="3"/>680</text:p>
          </table:table-cell>
          <table:table-cell table:style-name="ce37" office:value-type="float" office:value="409" calcext:value-type="float">
            <text:p><text:s text:c="3"/>40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number-columns-repeated="2" table:style-name="ce37" office:value-type="float" office:value="515" calcext:value-type="float">
            <text:p><text:s text:c="3"/>51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765" calcext:value-type="float">
            <text:p><text:s text:c="3"/>11,765</text:p>
          </table:table-cell>
          <table:table-cell table:style-name="ce38" office:value-type="float" office:value="11055" calcext:value-type="float">
            <text:p><text:s text:c="3"/>11,055</text:p>
          </table:table-cell>
          <table:table-cell table:style-name="ce38" office:value-type="float" office:value="11048" calcext:value-type="float">
            <text:p><text:s text:c="3"/>11,04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51" calcext:value-type="float">
            <text:p><text:s text:c="3"/>351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906" calcext:value-type="float">
            <text:p><text:s text:c="3"/>10,906</text:p>
          </table:table-cell>
          <table:table-cell table:style-name="ce38" office:value-type="float" office:value="10899" calcext:value-type="float">
            <text:p><text:s text:c="3"/>10,8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79" calcext:value-type="float">
            <text:p><text:s text:c="3"/>47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149" calcext:value-type="float">
            <text:p><text:s text:c="3"/>149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981" calcext:value-type="float">
            <text:p><text:s text:c="3"/>11,981</text:p>
          </table:table-cell>
          <table:table-cell table:style-name="ce38" office:value-type="float" office:value="10650" calcext:value-type="float">
            <text:p><text:s text:c="3"/>10,650</text:p>
          </table:table-cell>
          <table:table-cell table:style-name="ce38" office:value-type="float" office:value="10648" calcext:value-type="float">
            <text:p><text:s text:c="3"/>10,64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34" calcext:value-type="float">
            <text:p><text:s text:c="3"/>634</text:p>
          </table:table-cell>
          <table:table-cell table:style-name="ce38" office:value-type="float" office:value="710" calcext:value-type="float">
            <text:p><text:s text:c="3"/>710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1581" calcext:value-type="float">
            <text:p><text:s text:c="3"/>11,581</text:p>
          </table:table-cell>
          <table:table-cell table:style-name="ce38" office:value-type="float" office:value="10284" calcext:value-type="float">
            <text:p><text:s text:c="3"/>10,284</text:p>
          </table:table-cell>
          <table:table-cell table:style-name="ce38" office:value-type="float" office:value="10282" calcext:value-type="float">
            <text:p><text:s text:c="3"/>10,2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767" calcext:value-type="float">
            <text:p><text:s text:c="3"/>76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697" calcext:value-type="float">
            <text:p><text:s text:c="3"/>69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200" calcext:value-type="float">
            <text:p><text:s text:c="3"/>13,200</text:p>
          </table:table-cell>
          <table:table-cell table:style-name="ce37" office:value-type="float" office:value="11504" calcext:value-type="float">
            <text:p><text:s text:c="3"/>11,504</text:p>
          </table:table-cell>
          <table:table-cell table:style-name="ce37" office:value-type="float" office:value="11503" calcext:value-type="float">
            <text:p><text:s text:c="3"/>11,50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989" calcext:value-type="float">
            <text:p><text:s text:c="3"/>989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77" calcext:value-type="float">
            <text:p><text:s text:c="3"/>877</text:p>
          </table:table-cell>
          <table:table-cell table:style-name="ce37" office:value-type="float" office:value="647" calcext:value-type="float">
            <text:p><text:s text:c="3"/>64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0" calcext:value-type="float">
            <text:p><text:s text:c="3"/>340</text:p>
          </table:table-cell>
          <table:table-cell table:style-name="ce37" office:value-type="float" office:value="12800" calcext:value-type="float">
            <text:p><text:s text:c="3"/>12,800</text:p>
          </table:table-cell>
          <table:table-cell table:style-name="ce37" office:value-type="float" office:value="11155" calcext:value-type="float">
            <text:p><text:s text:c="3"/>11,155</text:p>
          </table:table-cell>
          <table:table-cell table:style-name="ce37" office:value-type="float" office:value="11154" calcext:value-type="float">
            <text:p><text:s text:c="3"/>11,1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39" calcext:value-type="float">
            <text:p><text:s text:c="3"/>539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963" calcext:value-type="float">
            <text:p><text:s text:c="3"/>963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852" calcext:value-type="float">
            <text:p><text:s text:c="3"/>852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30" calcext:value-type="float">
            <text:p><text:s text:c="3"/>53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number-columns-repeated="2" table:style-name="ce37" office:value-type="float" office:value="349" calcext:value-type="float">
            <text:p><text:s text:c="3"/>34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568" calcext:value-type="float">
            <text:p><text:s text:c="3"/>6,568</text:p>
          </table:table-cell>
          <table:table-cell table:number-columns-repeated="2" table:style-name="ce38" office:value-type="float" office:value="5986" calcext:value-type="float">
            <text:p><text:s text:c="3"/>5,9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number-columns-repeated="2" table:style-name="ce38" office:value-type="float" office:value="5850" calcext:value-type="float">
            <text:p><text:s text:c="3"/>5,8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3" calcext:value-type="float">
            <text:p><text:s text:c="3"/>253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number-columns-repeated="2" table:style-name="ce38" office:value-type="float" office:value="136" calcext:value-type="float">
            <text:p><text:s text:c="3"/>13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632" calcext:value-type="float">
            <text:p><text:s text:c="3"/>6,632</text:p>
          </table:table-cell>
          <table:table-cell table:style-name="ce38" office:value-type="float" office:value="5518" calcext:value-type="float">
            <text:p><text:s text:c="3"/>5,518</text:p>
          </table:table-cell>
          <table:table-cell table:style-name="ce38" office:value-type="float" office:value="5517" calcext:value-type="float">
            <text:p><text:s text:c="3"/>5,5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06" calcext:value-type="float">
            <text:p><text:s text:c="3"/>506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400" calcext:value-type="float">
            <text:p><text:s text:c="3"/>6,400</text:p>
          </table:table-cell>
          <table:table-cell table:style-name="ce38" office:value-type="float" office:value="5305" calcext:value-type="float">
            <text:p><text:s text:c="3"/>5,305</text:p>
          </table:table-cell>
          <table:table-cell table:style-name="ce38" office:value-type="float" office:value="5304" calcext:value-type="float">
            <text:p><text:s text:c="3"/>5,30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535" calcext:value-type="float">
            <text:p><text:s text:c="3"/>53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29" calcext:value-type="float">
            <text:p><text:s text:c="3"/>429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213" calcext:value-type="float">
            <text:p><text:s text:c="3"/>21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56" calcext:value-type="float">
            <text:p><text:s text:c="3"/>27,856</text:p>
          </table:table-cell>
          <table:table-cell table:style-name="ce37" office:value-type="float" office:value="25757" calcext:value-type="float">
            <text:p><text:s text:c="3"/>25,757</text:p>
          </table:table-cell>
          <table:table-cell table:style-name="ce37" office:value-type="float" office:value="25752" calcext:value-type="float">
            <text:p><text:s text:c="3"/>25,7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2" calcext:value-type="float">
            <text:p><text:s text:c="3"/>722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214" calcext:value-type="float">
            <text:p><text:s text:c="3"/>1,214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659" calcext:value-type="float">
            <text:p><text:s text:c="3"/>65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7178" calcext:value-type="float">
            <text:p><text:s text:c="3"/>27,178</text:p>
          </table:table-cell>
          <table:table-cell table:style-name="ce37" office:value-type="float" office:value="25134" calcext:value-type="float">
            <text:p><text:s text:c="3"/>25,134</text:p>
          </table:table-cell>
          <table:table-cell table:style-name="ce37" office:value-type="float" office:value="25129" calcext:value-type="float">
            <text:p><text:s text:c="3"/>25,12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03" calcext:value-type="float">
            <text:p><text:s text:c="3"/>603</text:p>
          </table:table-cell>
          <table:table-cell table:style-name="ce37" office:value-type="float" office:value="138" calcext:value-type="float">
            <text:p><text:s text:c="3"/>13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33" calcext:value-type="float">
            <text:p><text:s text:c="3"/>133</text:p>
          </table:table-cell>
          <table:table-cell table:style-name="ce37" office:value-type="float" office:value="1185" calcext:value-type="float">
            <text:p><text:s text:c="3"/>1,185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1015" calcext:value-type="float">
            <text:p><text:s text:c="3"/>1,015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43" calcext:value-type="float">
            <text:p><text:s text:c="3"/>643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23" calcext:value-type="float">
            <text:p><text:s text:c="3"/>6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799" calcext:value-type="float">
            <text:p><text:s text:c="3"/>13,799</text:p>
          </table:table-cell>
          <table:table-cell table:style-name="ce38" office:value-type="float" office:value="13119" calcext:value-type="float">
            <text:p><text:s text:c="3"/>13,119</text:p>
          </table:table-cell>
          <table:table-cell table:style-name="ce38" office:value-type="float" office:value="13115" calcext:value-type="float">
            <text:p><text:s text:c="3"/>13,1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3" calcext:value-type="float">
            <text:p><text:s text:c="3"/>4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938" calcext:value-type="float">
            <text:p><text:s text:c="3"/>12,938</text:p>
          </table:table-cell>
          <table:table-cell table:style-name="ce38" office:value-type="float" office:value="12934" calcext:value-type="float">
            <text:p><text:s text:c="3"/>12,9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1" calcext:value-type="float">
            <text:p><text:s text:c="3"/>441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number-columns-repeated="2" table:style-name="ce38" office:value-type="float" office:value="181" calcext:value-type="float">
            <text:p><text:s text:c="3"/>18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57" calcext:value-type="float">
            <text:p><text:s text:c="3"/>14,057</text:p>
          </table:table-cell>
          <table:table-cell table:style-name="ce38" office:value-type="float" office:value="12638" calcext:value-type="float">
            <text:p><text:s text:c="3"/>12,638</text:p>
          </table:table-cell>
          <table:table-cell table:style-name="ce38" office:value-type="float" office:value="12637" calcext:value-type="float">
            <text:p><text:s text:c="3"/>12,6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3" calcext:value-type="float">
            <text:p><text:s text:c="3"/>5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51" calcext:value-type="float">
            <text:p><text:s text:c="3"/>751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09" calcext:value-type="float">
            <text:p><text:s text:c="3"/>50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3589" calcext:value-type="float">
            <text:p><text:s text:c="3"/>13,589</text:p>
          </table:table-cell>
          <table:table-cell table:style-name="ce38" office:value-type="float" office:value="12196" calcext:value-type="float">
            <text:p><text:s text:c="3"/>12,196</text:p>
          </table:table-cell>
          <table:table-cell table:style-name="ce38" office:value-type="float" office:value="12195" calcext:value-type="float">
            <text:p><text:s text:c="3"/>12,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68" calcext:value-type="float">
            <text:p><text:s text:c="3"/>468</text:p>
          </table:table-cell>
          <table:table-cell table:number-columns-repeated="2" table:style-name="ce38" office:value-type="float" office:value="442" calcext:value-type="float">
            <text:p><text:s text:c="3"/>44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510" calcext:value-type="float">
            <text:p><text:s text:c="3"/>19,510</text:p>
          </table:table-cell>
          <table:table-cell table:style-name="ce37" office:value-type="float" office:value="17626" calcext:value-type="float">
            <text:p><text:s text:c="3"/>17,626</text:p>
          </table:table-cell>
          <table:table-cell table:style-name="ce37" office:value-type="float" office:value="17615" calcext:value-type="float">
            <text:p><text:s text:c="3"/>17,615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27" calcext:value-type="float">
            <text:p><text:s text:c="3"/>927</text:p>
          </table:table-cell>
          <table:table-cell table:style-name="ce37" office:value-type="float" office:value="715" calcext:value-type="float">
            <text:p><text:s text:c="3"/>71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18986" calcext:value-type="float">
            <text:p><text:s text:c="3"/>18,986</text:p>
          </table:table-cell>
          <table:table-cell table:style-name="ce37" office:value-type="float" office:value="17153" calcext:value-type="float">
            <text:p><text:s text:c="3"/>17,153</text:p>
          </table:table-cell>
          <table:table-cell table:style-name="ce37" office:value-type="float" office:value="17142" calcext:value-type="float">
            <text:p><text:s text:c="3"/>17,14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58" calcext:value-type="float">
            <text:p><text:s text:c="3"/>55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524" calcext:value-type="float">
            <text:p><text:s text:c="3"/>524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675" calcext:value-type="float">
            <text:p><text:s text:c="3"/>9,675</text:p>
          </table:table-cell>
          <table:table-cell table:style-name="ce38" office:value-type="float" office:value="9073" calcext:value-type="float">
            <text:p><text:s text:c="3"/>9,073</text:p>
          </table:table-cell>
          <table:table-cell table:style-name="ce38" office:value-type="float" office:value="9068" calcext:value-type="float">
            <text:p><text:s text:c="3"/>9,06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419" calcext:value-type="float">
            <text:p><text:s text:c="3"/>4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6" calcext:value-type="float">
            <text:p><text:s text:c="3"/>286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917" calcext:value-type="float">
            <text:p><text:s text:c="3"/>8,917</text:p>
          </table:table-cell>
          <table:table-cell table:style-name="ce38" office:value-type="float" office:value="8912" calcext:value-type="float">
            <text:p><text:s text:c="3"/>8,9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56" calcext:value-type="float">
            <text:p><text:s text:c="3"/>15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835" calcext:value-type="float">
            <text:p><text:s text:c="3"/>9,835</text:p>
          </table:table-cell>
          <table:table-cell table:style-name="ce38" office:value-type="float" office:value="8553" calcext:value-type="float">
            <text:p><text:s text:c="3"/>8,553</text:p>
          </table:table-cell>
          <table:table-cell table:style-name="ce38" office:value-type="float" office:value="8547" calcext:value-type="float">
            <text:p><text:s text:c="3"/>8,5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15" calcext:value-type="float">
            <text:p><text:s text:c="3"/>515</text:p>
          </table:table-cell>
          <table:table-cell table:style-name="ce38" office:value-type="float" office:value="584" calcext:value-type="float">
            <text:p><text:s text:c="3"/>58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493" calcext:value-type="float">
            <text:p><text:s text:c="3"/>9,493</text:p>
          </table:table-cell>
          <table:table-cell table:style-name="ce38" office:value-type="float" office:value="8236" calcext:value-type="float">
            <text:p><text:s text:c="3"/>8,236</text:p>
          </table:table-cell>
          <table:table-cell table:style-name="ce38" office:value-type="float" office:value="8230" calcext:value-type="float">
            <text:p><text:s text:c="3"/>8,23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3" calcext:value-type="float">
            <text:p><text:s text:c="3"/>53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46" calcext:value-type="float">
            <text:p><text:s text:c="3"/>446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579" calcext:value-type="float">
            <text:p><text:s text:c="3"/>579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number-columns-repeated="2" table:style-name="ce38" office:value-type="float" office:value="317" calcext:value-type="float">
            <text:p><text:s text:c="3"/>3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346" calcext:value-type="float">
            <text:p><text:s text:c="3"/>20,346</text:p>
          </table:table-cell>
          <table:table-cell table:style-name="ce37" office:value-type="float" office:value="18385" calcext:value-type="float">
            <text:p><text:s text:c="3"/>18,385</text:p>
          </table:table-cell>
          <table:table-cell table:style-name="ce37" office:value-type="float" office:value="18377" calcext:value-type="float">
            <text:p><text:s text:c="3"/>18,377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1104" calcext:value-type="float">
            <text:p><text:s text:c="3"/>1,104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62" calcext:value-type="float">
            <text:p><text:s text:c="3"/>962</text:p>
          </table:table-cell>
          <table:table-cell table:style-name="ce37" office:value-type="float" office:value="779" calcext:value-type="float">
            <text:p><text:s text:c="3"/>77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19844" calcext:value-type="float">
            <text:p><text:s text:c="3"/>19,844</text:p>
          </table:table-cell>
          <table:table-cell table:style-name="ce37" office:value-type="float" office:value="17923" calcext:value-type="float">
            <text:p><text:s text:c="3"/>17,923</text:p>
          </table:table-cell>
          <table:table-cell table:style-name="ce37" office:value-type="float" office:value="17915" calcext:value-type="float">
            <text:p><text:s text:c="3"/>17,91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703" calcext:value-type="float">
            <text:p><text:s text:c="3"/>70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09" calcext:value-type="float">
            <text:p><text:s text:c="3"/>6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079" calcext:value-type="float">
            <text:p><text:s text:c="3"/>1,079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627" calcext:value-type="float">
            <text:p><text:s text:c="3"/>62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502" calcext:value-type="float">
            <text:p><text:s text:c="3"/>502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092" calcext:value-type="float">
            <text:p><text:s text:c="3"/>10,092</text:p>
          </table:table-cell>
          <table:table-cell table:style-name="ce38" office:value-type="float" office:value="9485" calcext:value-type="float">
            <text:p><text:s text:c="3"/>9,485</text:p>
          </table:table-cell>
          <table:table-cell table:style-name="ce38" office:value-type="float" office:value="9480" calcext:value-type="float">
            <text:p><text:s text:c="3"/>9,4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9337" calcext:value-type="float">
            <text:p><text:s text:c="3"/>9,337</text:p>
          </table:table-cell>
          <table:table-cell table:style-name="ce38" office:value-type="float" office:value="9332" calcext:value-type="float">
            <text:p><text:s text:c="3"/>9,33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254" calcext:value-type="float">
            <text:p><text:s text:c="3"/>10,254</text:p>
          </table:table-cell>
          <table:table-cell table:style-name="ce38" office:value-type="float" office:value="8900" calcext:value-type="float">
            <text:p><text:s text:c="3"/>8,900</text:p>
          </table:table-cell>
          <table:table-cell table:style-name="ce38" office:value-type="float" office:value="8897" calcext:value-type="float">
            <text:p><text:s text:c="3"/>8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641" calcext:value-type="float">
            <text:p><text:s text:c="3"/>64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9922" calcext:value-type="float">
            <text:p><text:s text:c="3"/>9,922</text:p>
          </table:table-cell>
          <table:table-cell table:style-name="ce38" office:value-type="float" office:value="8586" calcext:value-type="float">
            <text:p><text:s text:c="3"/>8,586</text:p>
          </table:table-cell>
          <table:table-cell table:style-name="ce38" office:value-type="float" office:value="8583" calcext:value-type="float">
            <text:p><text:s text:c="3"/>8,58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76" calcext:value-type="float">
            <text:p><text:s text:c="3"/>47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96" calcext:value-type="float">
            <text:p><text:s text:c="3"/>696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557" calcext:value-type="float">
            <text:p><text:s text:c="3"/>557</text:p>
          </table:table-cell>
          <table:table-cell table:style-name="ce38" office:value-type="float" office:value="635" calcext:value-type="float">
            <text:p><text:s text:c="3"/>63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498" calcext:value-type="float">
            <text:p><text:s text:c="3"/>49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number-columns-repeated="2" table:style-name="ce38" office:value-type="float" office:value="314" calcext:value-type="float">
            <text:p><text:s text:c="3"/>31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242" calcext:value-type="float">
            <text:p><text:s text:c="3"/>15,242</text:p>
          </table:table-cell>
          <table:table-cell table:style-name="ce37" office:value-type="float" office:value="13402" calcext:value-type="float">
            <text:p><text:s text:c="3"/>13,402</text:p>
          </table:table-cell>
          <table:table-cell table:style-name="ce37" office:value-type="float" office:value="13395" calcext:value-type="float">
            <text:p><text:s text:c="3"/>13,3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67" calcext:value-type="float">
            <text:p><text:s text:c="3"/>1,067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663" calcext:value-type="float">
            <text:p><text:s text:c="3"/>663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722" calcext:value-type="float">
            <text:p><text:s text:c="3"/>14,722</text:p>
          </table:table-cell>
          <table:table-cell table:style-name="ce37" office:value-type="float" office:value="12935" calcext:value-type="float">
            <text:p><text:s text:c="3"/>12,935</text:p>
          </table:table-cell>
          <table:table-cell table:style-name="ce37" office:value-type="float" office:value="12928" calcext:value-type="float">
            <text:p><text:s text:c="3"/>12,92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646" calcext:value-type="float">
            <text:p><text:s text:c="3"/>646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28" calcext:value-type="float">
            <text:p><text:s text:c="3"/>1,028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911" calcext:value-type="float">
            <text:p><text:s text:c="3"/>911</text:p>
          </table:table-cell>
          <table:table-cell table:style-name="ce37" office:value-type="float" office:value="756" calcext:value-type="float">
            <text:p><text:s text:c="3"/>756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1" calcext:value-type="float">
            <text:p><text:s text:c="3"/>271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number-columns-repeated="2" table:style-name="ce37" office:value-type="float" office:value="467" calcext:value-type="float">
            <text:p><text:s text:c="3"/>46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43" calcext:value-type="float">
            <text:p><text:s text:c="3"/>7,543</text:p>
          </table:table-cell>
          <table:table-cell table:style-name="ce38" office:value-type="float" office:value="7020" calcext:value-type="float">
            <text:p><text:s text:c="3"/>7,020</text:p>
          </table:table-cell>
          <table:table-cell table:style-name="ce38" office:value-type="float" office:value="7014" calcext:value-type="float">
            <text:p><text:s text:c="3"/>7,01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859" calcext:value-type="float">
            <text:p><text:s text:c="3"/>6,859</text:p>
          </table:table-cell>
          <table:table-cell table:style-name="ce38" office:value-type="float" office:value="6853" calcext:value-type="float">
            <text:p><text:s text:c="3"/>6,8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number-columns-repeated="2" table:style-name="ce38" office:value-type="float" office:value="161" calcext:value-type="float">
            <text:p><text:s text:c="3"/>16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699" calcext:value-type="float">
            <text:p><text:s text:c="3"/>7,699</text:p>
          </table:table-cell>
          <table:table-cell table:style-name="ce38" office:value-type="float" office:value="6382" calcext:value-type="float">
            <text:p><text:s text:c="3"/>6,382</text:p>
          </table:table-cell>
          <table:table-cell table:style-name="ce38" office:value-type="float" office:value="6381" calcext:value-type="float">
            <text:p><text:s text:c="3"/>6,38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22" calcext:value-type="float">
            <text:p><text:s text:c="3"/>722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609" calcext:value-type="float">
            <text:p><text:s text:c="3"/>609</text:p>
          </table:table-cell>
          <table:table-cell table:style-name="ce38" office:value-type="float" office:value="660" calcext:value-type="float">
            <text:p><text:s text:c="3"/>66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61" calcext:value-type="float">
            <text:p><text:s text:c="3"/>7,361</text:p>
          </table:table-cell>
          <table:table-cell table:style-name="ce38" office:value-type="float" office:value="6076" calcext:value-type="float">
            <text:p><text:s text:c="3"/>6,076</text:p>
          </table:table-cell>
          <table:table-cell table:style-name="ce38" office:value-type="float" office:value="6075" calcext:value-type="float">
            <text:p><text:s text:c="3"/>6,0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06" calcext:value-type="float">
            <text:p><text:s text:c="3"/>30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